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string" calcext:value-type="string">
            <text:p>2.5 hours</text:p>
          </table:table-cell>
          <table:table-cell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Begin work on registration data model unit test and class.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19:15:58.180323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26T19:17:23.750062725</dc:date>
    <meta:editing-duration>PT2H28M42S</meta:editing-duration>
    <meta:editing-cycles>23</meta:editing-cycles>
    <meta:generator>LibreOffice/4.2.8.2$Linux_X86_64 LibreOffice_project/420m0$Build-2</meta:generator>
    <meta:document-statistic meta:table-count="1" meta:cell-count="48" meta:object-count="0"/>
  </office:meta>
</office:document-meta>
</file>